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officeooo:paragraph-rsid="000276a0"/>
    </style:style>
    <style:style style:name="P2" style:family="paragraph" style:parent-style-name="Preformatted_20_Text">
      <style:paragraph-properties fo:text-align="start" style:justify-single-word="false"/>
      <style:text-properties officeooo:paragraph-rsid="000276a0"/>
    </style:style>
    <style:style style:name="P3" style:family="paragraph" style:parent-style-name="Preformatted_20_Text">
      <style:paragraph-properties fo:text-align="start" style:justify-single-word="false"/>
      <style:text-properties officeooo:rsid="000276a0" officeooo:paragraph-rsid="000276a0"/>
    </style:style>
    <style:style style:name="P4" style:family="paragraph" style:parent-style-name="Preformatted_20_Text" style:list-style-name="L1">
      <style:paragraph-properties fo:text-align="start" style:justify-single-word="false"/>
      <style:text-properties officeooo:rsid="000276a0" officeooo:paragraph-rsid="000276a0"/>
    </style:style>
    <style:style style:name="P5" style:family="paragraph" style:parent-style-name="Preformatted_20_Text">
      <style:paragraph-properties fo:text-align="center" style:justify-single-word="false"/>
      <style:text-properties officeooo:rsid="000276a0" officeooo:paragraph-rsid="000276a0"/>
    </style:style>
    <style:style style:name="T1" style:family="text">
      <style:text-properties officeooo:rsid="000276a0"/>
    </style:style>
    <style:style style:name="T2" style:family="text">
      <style:text-properties officeooo:rsid="0002e4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иректору ООО «Учцентр» Е.Е. Петрову</text:span></text:p>
      <text:p text:style-name="P2"><text:span text:style-name="T1">ФИО слушателя: </text:span><text:span text:style-name="T1"><text:placeholder text:placeholder-type="text">&lt;for each="val777 in objects"&gt;</text:placeholder></text:span><text:span text:style-name="T1"><text:s/></text:span><text:span text:style-name="T1"><text:placeholder text:placeholder-type="text">&lt;val777.student_Surname&gt;</text:placeholder></text:span><text:span text:style-name="T1"><text:s/></text:span><text:span text:style-name="T1"><text:placeholder text:placeholder-type="text">&lt;val777.student_Name&gt;</text:placeholder></text:span><text:span text:style-name="T1"><text:s/></text:span><text:span text:style-name="T1"><text:placeholder text:placeholder-type="text">&lt;val777.student_Patronic&gt;</text:placeholder></text:span><text:span text:style-name="T1"><text:s/></text:span><text:s/><text:span text:style-name="T1"><text:placeholder text:placeholder-type="text">&lt;/for&gt;</text:placeholder></text:span></text:p>
      <text:p text:style-name="P2"/>
      <text:p text:style-name="P3">Название курса: <text:placeholder text:placeholder-type="text">&lt;o.course_name&gt;</text:placeholder></text:p>
      <text:p text:style-name="P3"/>
      <text:p text:style-name="P5">ЗАЯВЛЕНИЕ</text:p>
      <text:list xml:id="list3380107558" text:style-name="L1">
        <text:list-item>
          <text:p text:style-name="P4">Прошу принять меня на курс: <text:placeholder text:placeholder-type="text">&lt;o.course_name&gt;</text:placeholder></text:p>
        </text:list-item>
        <text:list-item>
          <text:p text:style-name="P4">Сведения указанные в заявлении подтверждены.</text:p>
        </text:list-item>
      </text:list>
      <text:p text:style-name="P3"/>
      <text:p text:style-name="P5">Согласие на обработку персональных данных.</text:p>
      <text:p text:style-name="P3">Я, <text:placeholder text:placeholder-type="text">&lt;for each="val777 in objects"&gt;</text:placeholder><text:s/><text:placeholder text:placeholder-type="text">&lt;val777.student_Surname&gt;</text:placeholder><text:s/><text:placeholder text:placeholder-type="text">&lt;val777.student_Name&gt;</text:placeholder><text:s/><text:placeholder text:placeholder-type="text">&lt;val777.student_Patronic&gt;</text:placeholder><text:s/><text:placeholder text:placeholder-type="text">&lt;/for&gt;</text:placeholder><text:s/>даю согласие на обработку моих персональных данных на период обучения с момента издания приказа о зачислении в число слушател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20:44:09.879143196</dc:date>
    <meta:editing-duration>PT11M26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1" meta:paragraph-count="8" meta:word-count="65" meta:character-count="577" meta:non-whitespace-character-count="521"/>
  </office:meta>
</office:document-meta>
</file>